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766bc"/>
    </style:style>
    <style:style style:name="T1" style:family="text">
      <style:text-properties officeooo:rsid="00196a55"/>
    </style:style>
    <style:style style:name="T2" style:family="text">
      <style:text-properties fo:color="#000080" fo:language="zxx" fo:country="none" style:text-underline-style="solid" style:text-underline-width="auto" style:text-underline-color="font-color" officeooo:rsid="001ac8f3" style:language-asian="zxx" style:country-asian="none" style:language-complex="zxx" style:country-complex="none"/>
    </style:style>
    <style:style style:name="T3" style:family="text">
      <style:text-properties officeooo:rsid="001ac8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pic: Personal Meeting Room<text:line-break/><text:a xlink:type="simple" xlink:href="https://ut.zoom.us/j/82651827139?pwd=VINGAZS2hWbkgQxeTlmeHlyQTdmQT09" text:style-name="Internet_20_link" text:visited-style-name="Visited_20_Internet_20_Link"><text:span text:style-name="T2">https://ut.zoom.us/j/82651827139?pwd=VINGAZS2hWbkgQxeTlmeHlyQTdmQT09</text:span></text:a> <text:line-break/>Meeting ID: 8<text:span text:style-name="T3">2</text:span>6<text:span text:style-name="T3">5</text:span> 18<text:span text:style-name="T3">2</text:span> 7<text:span text:style-name="T3">139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3T13:21:21.359547714</meta:creation-date>
    <dc:date>2022-11-22T13:10:36.195332669</dc:date>
    <meta:editing-duration>PT10M5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1" meta:paragraph-count="1" meta:word-count="10" meta:character-count="124" meta:non-whitespace-character-count="114"/>
  </office:meta>
</office:document-meta>
</file>